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03b6" officeooo:paragraph-rsid="001003b6"/>
    </style:style>
    <style:style style:name="P2" style:family="paragraph" style:parent-style-name="Standard">
      <style:text-properties fo:font-size="12pt" officeooo:rsid="001003b6" officeooo:paragraph-rsid="001003b6" style:font-size-asian="10.5pt" style:font-size-complex="12pt"/>
    </style:style>
    <style:style style:name="P3" style:family="paragraph" style:parent-style-name="Standard">
      <style:text-properties fo:font-size="12pt" officeooo:rsid="00118dcd" officeooo:paragraph-rsid="00118dcd" style:font-size-asian="10.5pt" style:font-size-complex="12pt"/>
    </style:style>
    <style:style style:name="P4" style:family="paragraph" style:parent-style-name="Standard">
      <style:text-properties fo:font-size="12pt" officeooo:rsid="0015ba63" officeooo:paragraph-rsid="0015ba63" style:font-size-asian="10.5pt" style:font-size-complex="12pt"/>
    </style:style>
    <style:style style:name="P5" style:family="paragraph" style:parent-style-name="Standard">
      <style:text-properties fo:font-size="15pt" officeooo:rsid="001003b6" officeooo:paragraph-rsid="001003b6" style:font-size-asian="15pt" style:font-size-complex="15pt"/>
    </style:style>
    <style:style style:name="P6" style:family="paragraph" style:parent-style-name="Standard">
      <style:text-properties fo:font-size="14pt" officeooo:rsid="0011380f" officeooo:paragraph-rsid="0011380f" style:font-size-asian="12.25pt" style:font-size-complex="14pt"/>
    </style:style>
    <style:style style:name="P7" style:family="paragraph" style:parent-style-name="Standard">
      <style:text-properties officeooo:rsid="0011380f" officeooo:paragraph-rsid="0011380f"/>
    </style:style>
    <style:style style:name="P8" style:family="paragraph" style:parent-style-name="Standard">
      <style:text-properties fo:font-size="16pt" officeooo:rsid="00118dcd" officeooo:paragraph-rsid="00118dcd" style:font-size-asian="14pt" style:font-size-complex="16pt"/>
    </style:style>
    <style:style style:name="P9" style:family="paragraph" style:parent-style-name="Standard">
      <style:text-properties fo:font-size="16pt" officeooo:rsid="00122b95" officeooo:paragraph-rsid="00122b95" style:font-size-asian="14pt" style:font-size-complex="16pt"/>
    </style:style>
    <style:style style:name="P10" style:family="paragraph" style:parent-style-name="Standard">
      <style:text-properties fo:font-size="12pt" officeooo:rsid="00118dcd" officeooo:paragraph-rsid="00118dcd" style:font-size-asian="10.5pt" style:font-size-complex="12pt"/>
    </style:style>
    <style:style style:name="P11" style:family="paragraph" style:parent-style-name="Standard">
      <style:text-properties fo:font-size="16pt" officeooo:rsid="00179793" officeooo:paragraph-rsid="00179793" style:font-size-asian="14pt" style:font-size-complex="16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tab/><text:tab/><text:tab/> <text:s text:c="4"/>COURSE NO: <text:s/>CSE 3212</text:p>
      <text:p text:style-name="P1"/>
      <text:p text:style-name="P1"><text:tab/><text:tab/><text:tab/>Project Name: Compiler design using flex and Bison</text:p>
      <text:p text:style-name="P1"><text:tab/><text:tab/><text:tab/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tab/><text:tab/><text:tab/><text:tab/>SUBMITTED BY<text:tab/><text:tab/><text:tab/></text:p>
      <text:p text:style-name="P1"/>
      <text:p text:style-name="P1"><text:s text:c="11"/><text:tab/><text:tab/><text:tab/><text:tab/> <text:s text:c="7"/>TUSHAR GHOSH JOY</text:p>
      <text:p text:style-name="P1"><text:tab/><text:tab/><text:tab/><text:tab/> </text:p>
      <text:p text:style-name="P1"><text:s text:c="52"/><text:tab/> <text:s/>ROLL:1307060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soft-page-break/>INPUT FILE : </text:p>
      <text:p text:style-name="P1"/>
      <text:p text:style-name="P1"/>
      <text:p text:style-name="P1"/>
      <text:p text:style-name="P2">shuru()</text:p>
      <text:p text:style-name="P2">{</text:p>
      <text:p text:style-name="P2"/>
      <text:p text:style-name="P2"><text:tab/>int c shoman 0 ;</text:p>
      <text:p text:style-name="P2"><text:tab/>int g shoman 9 ;</text:p>
      <text:p text:style-name="P2"><text:tab/>int d shoman 12 ;</text:p>
      <text:p text:style-name="P2"><text:tab/></text:p>
      <text:p text:style-name="P2"><text:tab/>d shoman c guun 10 plus g guun 11 plus 20 ;</text:p>
      <text:p text:style-name="P2"><text:tab/></text:p>
      <text:p text:style-name="P2"><text:tab/>jodi (1&gt;2) <text:s/>c shoman c plus 12 guun 34 ;</text:p>
      <text:p text:style-name="P2"><text:tab/>najodi <text:s/>c shoman 10 ;</text:p>
      <text:p text:style-name="P2"><text:tab/></text:p>
      <text:p text:style-name="P2"><text:tab/></text:p>
      <text:p text:style-name="P2">nirbachon ( g ) {</text:p>
      <text:p text:style-name="P2"><text:tab/></text:p>
      <text:p text:style-name="P2"><text:tab/><text:tab/>khetro 10 :</text:p>
      <text:p text:style-name="P2"><text:tab/><text:tab/> <text:s/>c shoman c plus 5 ;</text:p>
      <text:p text:style-name="P2"><text:tab/><text:tab/>khetro 6 <text:s/>:</text:p>
      <text:p text:style-name="P2"><text:tab/><text:tab/> <text:s/>c shoman c plus 7 ; <text:tab/></text:p>
      <text:p text:style-name="P2"><text:tab/><text:tab/>khetro 9 <text:s/>:</text:p>
      <text:p text:style-name="P2"><text:tab/><text:tab/> c shoman c plus 10 ;</text:p>
      <text:p text:style-name="P2"><text:tab/><text:tab/>thikvalue : </text:p>
      <text:p text:style-name="P2"><text:tab/><text:tab/> <text:s/>c shoman c plus 4 ;</text:p>
      <text:p text:style-name="P2"><text:tab/>}<text:tab/></text:p>
      <text:p text:style-name="P2"><text:tab/></text:p>
      <text:p text:style-name="P2"><text:tab/>int j shoman 10 ;</text:p>
      <text:p text:style-name="P2"><text:tab/></text:p>
      <text:p text:style-name="P2"><text:tab/>ghurao (j&gt;7)</text:p>
      <text:p text:style-name="P2"><text:tab/>{</text:p>
      <text:p text:style-name="P2"><text:tab/><text:tab/></text:p>
      <text:p text:style-name="P2"><text:tab/><text:tab/>j shoman j minus 1 ;<text:tab/></text:p>
      <text:p text:style-name="P2"><text:tab/><text:tab/><text:tab/></text:p>
      <text:p text:style-name="P2"><text:tab/>}</text:p>
      <text:p text:style-name="P2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<text:soft-page-break/>FLEX FILE :</text:p>
      <text:p text:style-name="P6"/>
      <text:p text:style-name="P6"/>
      <text:p text:style-name="P6"/>
      <text:p text:style-name="P7">/* C Declarations */</text:p>
      <text:p text:style-name="P7"/>
      <text:p text:style-name="P7">%{</text:p>
      <text:p text:style-name="P7"><text:tab/>#include&lt;stdio.h&gt;</text:p>
      <text:p text:style-name="P7"><text:tab/>#include "main.tab.h"</text:p>
      <text:p text:style-name="P7"><text:tab/>#include&lt;stdlib.h&gt;</text:p>
      <text:p text:style-name="P7"><text:tab/>extern int yylval;</text:p>
      <text:p text:style-name="P7">%}</text:p>
      <text:p text:style-name="P7"/>
      <text:p text:style-name="P7">/* RE and Actions */</text:p>
      <text:p text:style-name="P7"/>
      <text:p text:style-name="P7">%%</text:p>
      <text:p text:style-name="P7"/>
      <text:p text:style-name="P7">[0-9]+<text:tab/>{ </text:p>
      <text:p text:style-name="P7"><text:tab/><text:tab/><text:tab/>yylval = atoi(yytext);</text:p>
      <text:p text:style-name="P7"><text:tab/><text:tab/><text:tab/>return NUM;</text:p>
      <text:p text:style-name="P7"><text:tab/><text:tab/>}</text:p>
      <text:p text:style-name="P7"/>
      <text:p text:style-name="P7">[a-z]<text:tab/>{</text:p>
      <text:p text:style-name="P7"><text:tab/><text:tab/><text:tab/>yylval = *yytext - 'a';</text:p>
      <text:p text:style-name="P7"><text:tab/><text:tab/><text:tab/>return<text:tab/>VAR;</text:p>
      <text:p text:style-name="P7"><text:tab/><text:tab/>}</text:p>
      <text:p text:style-name="P7"/>
      <text:p text:style-name="P7">"jodi"<text:tab/>{ </text:p>
      <text:p text:style-name="P7"><text:tab/><text:tab/><text:tab/>return IF;</text:p>
      <text:p text:style-name="P7"><text:tab/><text:tab/>}</text:p>
      <text:p text:style-name="P7">"najodi"<text:tab/>{ </text:p>
      <text:p text:style-name="P7"><text:tab/><text:tab/><text:tab/>return ELSE;<text:tab/></text:p>
      <text:p text:style-name="P7"><text:tab/><text:tab/>}</text:p>
      <text:p text:style-name="P7"/>
      <text:p text:style-name="P7">[-+/*&lt;&gt;=,(){};:] <text:tab/>{</text:p>
      <text:p text:style-name="P7"><text:tab/><text:tab/><text:tab/><text:tab/><text:tab/>yylval = yytext[0];</text:p>
      <text:p text:style-name="P7"><text:tab/><text:tab/><text:tab/><text:tab/><text:tab/>return *yytext;</text:p>
      <text:p text:style-name="P7"><text:tab/><text:tab/><text:tab/><text:tab/>}</text:p>
      <text:p text:style-name="P7"/>
      <text:p text:style-name="P7"/>
      <text:p text:style-name="P7"/>
      <text:p text:style-name="P7">"vag"<text:tab/><text:tab/>{ return '/'<text:tab/><text:tab/>;}</text:p>
      <text:p text:style-name="P7">"minus"<text:tab/><text:tab/>{ return '-'<text:tab/><text:tab/>;}</text:p>
      <text:p text:style-name="P7">"guun"<text:tab/><text:tab/>{ return '*'<text:tab/><text:tab/>;}</text:p>
      <text:p text:style-name="P7">"plus"<text:tab/><text:tab/>{ return '+'<text:tab/><text:tab/>;}</text:p>
      <text:p text:style-name="P7">"shoman"<text:tab/>{ return '='<text:tab/><text:tab/>;}</text:p>
      <text:p text:style-name="P7"/>
      <text:p text:style-name="P7">"shuru" <text:s text:c="4"/>{ return(VOIDMAIN) <text:s/><text:tab/>;}</text:p>
      <text:p text:style-name="P7"><text:soft-page-break/></text:p>
      <text:p text:style-name="P7">"print" <text:s/><text:tab/>{ return PRINT <text:tab/><text:tab/>;}</text:p>
      <text:p text:style-name="P7"/>
      <text:p text:style-name="P7">"int" <text:s text:c="3"/><text:tab/>{ return(INT)<text:tab/><text:tab/>;}</text:p>
      <text:p text:style-name="P7"/>
      <text:p text:style-name="P7">"float" <text:s/><text:tab/>{ return(FLOAT)<text:tab/><text:tab/>;}</text:p>
      <text:p text:style-name="P7"/>
      <text:p text:style-name="P7">"char" <text:s text:c="2"/><text:tab/>{ return(CHAR)<text:tab/><text:tab/>;}</text:p>
      <text:p text:style-name="P7"/>
      <text:p text:style-name="P7">"ghurao"<text:tab/>{ return LOOP <text:tab/><text:tab/>;}</text:p>
      <text:p text:style-name="P7">"khetro"<text:tab/><text:tab/>{ return CASE <text:s/><text:tab/><text:tab/>;}</text:p>
      <text:p text:style-name="P7"/>
      <text:p text:style-name="P7">"thikvalue" <text:s text:c="7"/>{return DEFAULT<text:tab/>;}</text:p>
      <text:p text:style-name="P7"/>
      <text:p text:style-name="P7">"nirbachon"<text:tab/>{ return SWITCH <text:tab/>;}</text:p>
      <text:p text:style-name="P7"/>
      <text:p text:style-name="P7">[ \t\n]*<text:tab/>;</text:p>
      <text:p text:style-name="P7"/>
      <text:p text:style-name="P7">.<text:tab/>{</text:p>
      <text:p text:style-name="P7"><text:tab/><text:tab/></text:p>
      <text:p text:style-name="P7"><text:tab/><text:tab/>yyerror("Unknown Character.\n");</text:p>
      <text:p text:style-name="P7"><text:tab/>}</text:p>
      <text:p text:style-name="P7">%%</text:p>
      <text:p text:style-name="P7"/>
      <text:p text:style-name="P7">main(){</text:p>
      <text:p text:style-name="P7"><text:tab/>yyin = freopen("in.txt","r",stdin);</text:p>
      <text:p text:style-name="P7"><text:tab/>//yyout = freopen("out.txt","w",stdout);</text:p>
      <text:p text:style-name="P7"><text:tab/>yyparse();</text:p>
      <text:p text:style-name="P7">}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oft-page-break/>BISON FILE :</text:p>
      <text:p text:style-name="P8"/>
      <text:p text:style-name="P11">/* C Declarations */</text:p>
      <text:p text:style-name="P11"/>
      <text:p text:style-name="P11">%{</text:p>
      <text:p text:style-name="P11"><text:tab/>#include&lt;stdio.h&gt;</text:p>
      <text:p text:style-name="P11"><text:tab/>#include &lt;math.h&gt;</text:p>
      <text:p text:style-name="P11"><text:s text:c="4"/><text:tab/>#define YYSTYPE int<text:tab/><text:tab/></text:p>
      <text:p text:style-name="P11"><text:tab/>int sym[26];</text:p>
      <text:p text:style-name="P11"><text:tab/>int freq[26];</text:p>
      <text:p text:style-name="P11"><text:tab/>int if_flag = 1, if_else_flag = 1, check = 1;</text:p>
      <text:p text:style-name="P11"><text:tab/>int value ;</text:p>
      <text:p text:style-name="P11"><text:tab/>int op1,op2,op3,operator ;</text:p>
      <text:p text:style-name="P11"><text:tab/>int c1,c2,op;</text:p>
      <text:p text:style-name="P11"><text:tab/>int f1 = 0 ;</text:p>
      <text:p text:style-name="P11"><text:tab/></text:p>
      <text:p text:style-name="P11"><text:tab/>int casevalue[100] ;</text:p>
      <text:p text:style-name="P11"><text:tab/>int casestatement[100];</text:p>
      <text:p text:style-name="P11"><text:tab/>int sop1[100],sop2[100],sop3[100],soperator[100] ;</text:p>
      <text:p text:style-name="P11"><text:tab/>int p = 0 ,s= 0;</text:p>
      <text:p text:style-name="P11"><text:tab/></text:p>
      <text:p text:style-name="P11"><text:tab/></text:p>
      <text:p text:style-name="P11"><text:tab/>void kaj()</text:p>
      <text:p text:style-name="P11"><text:tab/>{</text:p>
      <text:p text:style-name="P11"><text:tab/><text:tab/></text:p>
      <text:p text:style-name="P11"><text:tab/><text:tab/> <text:s text:c="7"/>if(operator==1)</text:p>
      <text:p text:style-name="P11"><text:tab/><text:tab/><text:tab/>sym[op1] = sym[op2] +op3;</text:p>
      <text:p text:style-name="P11"><text:tab/><text:tab/><text:tab/></text:p>
      <text:p text:style-name="P11"><text:tab/><text:tab/><text:tab/>if (operator==2)</text:p>
      <text:p text:style-name="P11"><text:tab/><text:tab/><text:tab/>sym[op1] = sym[op2] -op3;</text:p>
      <text:p text:style-name="P11"><text:tab/><text:tab/><text:tab/></text:p>
      <text:p text:style-name="P11"><text:tab/><text:tab/><text:tab/></text:p>
      <text:p text:style-name="P11"><text:tab/><text:tab/><text:tab/>if (operator==3)</text:p>
      <text:p text:style-name="P11"><text:tab/><text:tab/><text:tab/>sym[op1] = sym[op2] *op3;</text:p>
      <text:p text:style-name="P11"><text:tab/><text:tab/><text:tab/></text:p>
      <text:p text:style-name="P11"><text:tab/><text:tab/><text:tab/>if (operator==4)</text:p>
      <text:p text:style-name="P11"><text:soft-page-break/><text:tab/><text:tab/><text:tab/>{</text:p>
      <text:p text:style-name="P11"><text:tab/><text:tab/><text:tab/><text:tab/>sym[op1] = sym[op2] / op3;</text:p>
      <text:p text:style-name="P11"><text:tab/><text:tab/><text:tab/>}</text:p>
      <text:p text:style-name="P11"><text:tab/><text:tab/>printf("result is : %d\n",sym[op1]);</text:p>
      <text:p text:style-name="P11"><text:tab/>}</text:p>
      <text:p text:style-name="P11"><text:tab/></text:p>
      <text:p text:style-name="P11"><text:tab/></text:p>
      <text:p text:style-name="P11"><text:tab/>int skaj(int i)</text:p>
      <text:p text:style-name="P11"><text:tab/></text:p>
      <text:p text:style-name="P11"><text:tab/>{</text:p>
      <text:p text:style-name="P11"><text:tab/><text:tab/></text:p>
      <text:p text:style-name="P11"><text:tab/><text:tab/><text:tab/>if(soperator[i]==1)</text:p>
      <text:p text:style-name="P11"><text:tab/><text:tab/><text:tab/>sym[sop1[i]] = sym[sop2[i]] +sop3[i];</text:p>
      <text:p text:style-name="P11"><text:tab/><text:tab/><text:tab/></text:p>
      <text:p text:style-name="P11"><text:tab/><text:tab/><text:tab/>if (soperator[i]==2)</text:p>
      <text:p text:style-name="P11"><text:tab/><text:tab/><text:tab/>sym[sop1[i]] = sym[sop2[i]] -sop3[i];</text:p>
      <text:p text:style-name="P11"><text:tab/><text:tab/><text:tab/></text:p>
      <text:p text:style-name="P11"><text:tab/><text:tab/><text:tab/></text:p>
      <text:p text:style-name="P11"><text:tab/><text:tab/><text:tab/>if (soperator[i]==3)</text:p>
      <text:p text:style-name="P11"><text:tab/><text:tab/><text:tab/>sym[sop1[i]] = sym[sop2[i]] *sop3[i];</text:p>
      <text:p text:style-name="P11"><text:tab/><text:tab/><text:tab/></text:p>
      <text:p text:style-name="P11"><text:tab/><text:tab/><text:tab/>if (soperator[i]==4)</text:p>
      <text:p text:style-name="P11"><text:tab/><text:tab/><text:tab/>{</text:p>
      <text:p text:style-name="P11"><text:tab/><text:tab/><text:tab/><text:tab/>sym[sop1[i]] = sym[sop2[i]] / sop3[i];</text:p>
      <text:p text:style-name="P11"><text:tab/><text:tab/><text:tab/>}</text:p>
      <text:p text:style-name="P11"><text:tab/><text:tab/>return sym[sop1[i]] ;</text:p>
      <text:p text:style-name="P11"><text:tab/>}</text:p>
      <text:p text:style-name="P11"><text:tab/></text:p>
      <text:p text:style-name="P11"><text:tab/></text:p>
      <text:p text:style-name="P11"><text:tab/></text:p>
      <text:p text:style-name="P11"><text:tab/></text:p>
      <text:p text:style-name="P11"><text:tab/></text:p>
      <text:p text:style-name="P11">%}</text:p>
      <text:p text:style-name="P11"/>
      <text:p text:style-name="P11">/* bison declarations */</text:p>
      <text:p text:style-name="P11"><text:s/></text:p>
      <text:p text:style-name="P11"><text:soft-page-break/>%token NUM VAR IF ELSE VOIDMAIN INT FLOAT CHAR ID PRINT LOOP <text:s/>CASE DEFAULT SWITCH</text:p>
      <text:p text:style-name="P11"/>
      <text:p text:style-name="P11">%nonassoc IFX</text:p>
      <text:p text:style-name="P11"/>
      <text:p text:style-name="P11">%nonassoc ELSE</text:p>
      <text:p text:style-name="P11"/>
      <text:p text:style-name="P11">%left '&lt;' '&gt;'</text:p>
      <text:p text:style-name="P11"/>
      <text:p text:style-name="P11">%left '+' '-'</text:p>
      <text:p text:style-name="P11"/>
      <text:p text:style-name="P11">%left '*' '/'</text:p>
      <text:p text:style-name="P11"/>
      <text:p text:style-name="P11">/* Grammar rules and actions follow. <text:s/>*/</text:p>
      <text:p text:style-name="P11"/>
      <text:p text:style-name="P11">%%</text:p>
      <text:p text:style-name="P11"/>
      <text:p text:style-name="P11">program: VOIDMAIN '(' ')' '{' bstatement '}' //{printf("void main function");}</text:p>
      <text:p text:style-name="P11"><text:tab/>;</text:p>
      <text:p text:style-name="P11"/>
      <text:p text:style-name="P11"/>
      <text:p text:style-name="P11"/>
      <text:p text:style-name="P11"/>
      <text:p text:style-name="P11"/>
      <text:p text:style-name="P11">bstatement: /* empty */ <text:s text:c="2"/><text:tab/><text:tab/><text:tab/>//{printf("start\n");}</text:p>
      <text:p text:style-name="P11"><text:s text:c="10"/>| bstatement statement<text:tab/><text:tab/>//{printf("b s \n");}</text:p>
      <text:p text:style-name="P11"><text:s text:c="10"/>;</text:p>
      <text:p text:style-name="P11"/>
      <text:p text:style-name="P11"/>
      <text:p text:style-name="P11"/>
      <text:p text:style-name="P11"/>
      <text:p text:style-name="P11">statement: ';'<text:tab/><text:tab/><text:tab/><text:tab/><text:tab/>//{printf("sem\n");}</text:p>
      <text:p text:style-name="P11"/>
      <text:p text:style-name="P11"><text:s text:c="4"/><text:tab/>| declartion ';'<text:tab/><text:tab/><text:tab/>//{printf("d sem\n");}</text:p>
      <text:p text:style-name="P11"/>
      <text:p text:style-name="P11"><text:tab/>| expression ';' <text:tab/><text:tab/><text:tab/>{ </text:p>
      <text:p text:style-name="P11"><text:soft-page-break/><text:tab/><text:tab/><text:tab/><text:tab/><text:tab/><text:tab/><text:tab/></text:p>
      <text:p text:style-name="P11"><text:tab/><text:tab/><text:tab/><text:tab/><text:tab/><text:tab/></text:p>
      <text:p text:style-name="P11"><text:tab/><text:tab/><text:tab/><text:tab/><text:tab/><text:tab/><text:tab/>//<text:tab/>printf("value of expression: %d\n", $1);</text:p>
      <text:p text:style-name="P11"><text:tab/><text:tab/><text:tab/><text:tab/><text:tab/><text:tab/><text:tab/><text:tab/><text:tab/><text:tab/><text:tab/><text:tab/><text:tab/><text:tab/></text:p>
      <text:p text:style-name="P11"><text:tab/><text:tab/><text:tab/><text:tab/><text:tab/><text:tab/>}</text:p>
      <text:p text:style-name="P11">;</text:p>
      <text:p text:style-name="P11"><text:tab/></text:p>
      <text:p text:style-name="P11"><text:tab/>| <text:s/>SWITCH '(' expression ')' <text:s/>'{' <text:s/>kajkor <text:s/>'}' <text:tab/> {</text:p>
      <text:p text:style-name="P11"><text:tab/></text:p>
      <text:p text:style-name="P11"><text:tab/><text:tab/><text:tab/><text:tab/><text:tab/><text:tab/><text:tab/><text:tab/>value = $3 ;</text:p>
      <text:p text:style-name="P11"><text:tab/><text:tab/><text:tab/><text:tab/><text:tab/><text:tab/><text:tab/><text:tab/></text:p>
      <text:p text:style-name="P11"><text:tab/><text:tab/><text:tab/><text:tab/><text:tab/><text:tab/><text:tab/><text:tab/>int v =0 ;</text:p>
      <text:p text:style-name="P11"><text:tab/><text:tab/><text:tab/><text:tab/><text:tab/><text:tab/><text:tab/><text:tab/>int f2 = 1 ;</text:p>
      <text:p text:style-name="P11"><text:tab/><text:tab/><text:tab/><text:tab/><text:tab/><text:tab/><text:tab/><text:tab/></text:p>
      <text:p text:style-name="P11"><text:tab/><text:tab/><text:tab/><text:tab/><text:tab/><text:tab/><text:tab/><text:tab/></text:p>
      <text:p text:style-name="P11"><text:tab/><text:tab/><text:tab/><text:tab/><text:tab/><text:tab/><text:tab/><text:tab/></text:p>
      <text:p text:style-name="P11"><text:tab/><text:tab/><text:tab/><text:tab/><text:tab/><text:tab/><text:tab/><text:tab/>for ( v=0;v&lt;p;v++)</text:p>
      <text:p text:style-name="P11"><text:tab/><text:tab/><text:tab/><text:tab/><text:tab/><text:tab/><text:tab/><text:tab/>{</text:p>
      <text:p text:style-name="P11"><text:tab/><text:tab/><text:tab/><text:tab/><text:tab/><text:tab/><text:tab/><text:tab/></text:p>
      <text:p text:style-name="P11"><text:tab/><text:tab/><text:tab/><text:tab/><text:tab/><text:tab/><text:tab/><text:tab/><text:tab/>if (value == casevalue[v] )</text:p>
      <text:p text:style-name="P11"><text:tab/><text:tab/><text:tab/><text:tab/><text:tab/><text:tab/><text:tab/><text:tab/><text:tab/>{</text:p>
      <text:p text:style-name="P11"><text:tab/><text:tab/><text:tab/><text:tab/><text:tab/><text:tab/><text:tab/><text:tab/><text:tab/><text:tab/></text:p>
      <text:p text:style-name="P11"><text:tab/><text:tab/><text:tab/><text:tab/><text:tab/><text:tab/><text:tab/><text:tab/><text:tab/><text:tab/>printf("result of evaluation is : <text:s/>%d\n",skaj(v) );<text:tab/></text:p>
      <text:p text:style-name="P11"><text:tab/><text:tab/><text:tab/><text:tab/><text:tab/><text:tab/><text:tab/><text:tab/><text:tab/><text:tab/></text:p>
      <text:p text:style-name="P11"><text:tab/><text:tab/><text:tab/><text:tab/><text:tab/><text:tab/><text:tab/><text:tab/><text:tab/><text:tab/>f2 =0 ;</text:p>
      <text:p text:style-name="P11"><text:tab/><text:tab/><text:tab/><text:tab/><text:tab/><text:tab/><text:tab/><text:tab/><text:tab/><text:tab/></text:p>
      <text:p text:style-name="P11"><text:tab/><text:tab/><text:tab/><text:tab/><text:tab/><text:tab/><text:tab/><text:tab/><text:tab/>}</text:p>
      <text:p text:style-name="P11"><text:tab/><text:tab/><text:tab/><text:tab/><text:tab/><text:tab/><text:tab/><text:tab/><text:tab/></text:p>
      <text:p text:style-name="P11"><text:tab/><text:tab/><text:tab/><text:tab/><text:tab/><text:tab/><text:tab/> <text:s text:c="7"/>}</text:p>
      <text:p text:style-name="P11"><text:tab/><text:tab/><text:tab/><text:tab/><text:tab/><text:tab/><text:tab/><text:tab/></text:p>
      <text:p text:style-name="P11"><text:tab/><text:tab/><text:tab/><text:tab/><text:tab/><text:tab/><text:tab/><text:tab/>if (f2==1) {</text:p>
      <text:p text:style-name="P11"><text:tab/><text:tab/><text:tab/><text:tab/><text:tab/><text:tab/><text:tab/><text:tab/></text:p>
      <text:p text:style-name="P11"><text:tab/><text:tab/><text:tab/><text:tab/><text:tab/><text:tab/><text:tab/><text:tab/><text:tab/>printf("default value is : %d\n",skaj(p));</text:p>
      <text:p text:style-name="P11"><text:soft-page-break/><text:tab/><text:tab/><text:tab/><text:tab/><text:tab/><text:tab/><text:tab/><text:tab/></text:p>
      <text:p text:style-name="P11"><text:tab/><text:tab/><text:tab/><text:tab/><text:tab/><text:tab/><text:tab/><text:tab/>}</text:p>
      <text:p text:style-name="P11"><text:tab/><text:tab/><text:tab/><text:tab/><text:tab/><text:tab/><text:tab/>}</text:p>
      <text:p text:style-name="P11">;</text:p>
      <text:p text:style-name="P11"/>
      <text:p text:style-name="P11"/>
      <text:p text:style-name="P11"><text:tab/>| IF '(' expression ')' statement %prec IFX <text:s/>{</text:p>
      <text:p text:style-name="P11"><text:tab/><text:tab/><text:tab/><text:tab/><text:tab/><text:tab/><text:tab/><text:tab/>if($3)</text:p>
      <text:p text:style-name="P11"><text:tab/><text:tab/><text:tab/><text:tab/><text:tab/><text:tab/><text:tab/><text:tab/>{</text:p>
      <text:p text:style-name="P11"><text:tab/><text:tab/><text:tab/><text:tab/><text:tab/><text:tab/><text:tab/><text:tab/><text:tab/>//printf("\nonly if true and value: %d",$3);</text:p>
      <text:p text:style-name="P11"><text:tab/><text:tab/><text:tab/><text:tab/><text:tab/><text:tab/><text:tab/><text:tab/><text:tab/>printf("\nvalue of expression in IF: %d\n",$5);</text:p>
      <text:p text:style-name="P11"><text:tab/><text:tab/><text:tab/><text:tab/><text:tab/><text:tab/><text:tab/><text:tab/><text:tab/>//if_else_flag = 0;</text:p>
      <text:p text:style-name="P11"><text:tab/><text:tab/><text:tab/><text:tab/><text:tab/><text:tab/><text:tab/><text:tab/><text:tab/>if_flag = 1;</text:p>
      <text:p text:style-name="P11"><text:tab/><text:tab/><text:tab/><text:tab/><text:tab/><text:tab/><text:tab/><text:tab/><text:tab/>check = 1;</text:p>
      <text:p text:style-name="P11"><text:tab/><text:tab/><text:tab/><text:tab/><text:tab/><text:tab/><text:tab/><text:tab/>}</text:p>
      <text:p text:style-name="P11"><text:tab/><text:tab/><text:tab/><text:tab/><text:tab/><text:tab/><text:tab/><text:tab/></text:p>
      <text:p text:style-name="P11"><text:tab/><text:tab/><text:tab/><text:tab/><text:tab/><text:tab/><text:tab/><text:tab/>else</text:p>
      <text:p text:style-name="P11"><text:tab/><text:tab/><text:tab/><text:tab/><text:tab/><text:tab/><text:tab/><text:tab/>{</text:p>
      <text:p text:style-name="P11"><text:tab/><text:tab/><text:tab/><text:tab/><text:tab/><text:tab/><text:tab/><text:tab/><text:tab/>if(if_flag == 1)</text:p>
      <text:p text:style-name="P11"><text:tab/><text:tab/><text:tab/><text:tab/><text:tab/><text:tab/><text:tab/><text:tab/><text:tab/>{</text:p>
      <text:p text:style-name="P11"><text:tab/><text:tab/><text:tab/><text:tab/><text:tab/><text:tab/><text:tab/><text:tab/><text:tab/><text:tab/>printf("condition value zero in IF block\n");</text:p>
      <text:p text:style-name="P11"><text:tab/><text:tab/><text:tab/><text:tab/><text:tab/><text:tab/><text:tab/><text:tab/><text:tab/><text:tab/>if_flag = 0;</text:p>
      <text:p text:style-name="P11"><text:tab/><text:tab/><text:tab/><text:tab/><text:tab/><text:tab/><text:tab/><text:tab/><text:tab/><text:tab/>if_else_flag = 0;</text:p>
      <text:p text:style-name="P11"><text:tab/><text:tab/><text:tab/><text:tab/><text:tab/><text:tab/><text:tab/><text:tab/><text:tab/><text:tab/>check = 1;</text:p>
      <text:p text:style-name="P11"><text:tab/><text:tab/><text:tab/><text:tab/><text:tab/><text:tab/><text:tab/><text:tab/><text:tab/>}</text:p>
      <text:p text:style-name="P11"><text:tab/><text:tab/><text:tab/><text:tab/><text:tab/><text:tab/><text:tab/><text:tab/>}</text:p>
      <text:p text:style-name="P11"><text:tab/><text:tab/><text:tab/><text:tab/><text:tab/><text:tab/><text:tab/><text:tab/></text:p>
      <text:p text:style-name="P11"><text:tab/><text:tab/><text:tab/><text:tab/><text:tab/><text:tab/><text:tab/>}</text:p>
      <text:p text:style-name="P11"/>
      <text:p text:style-name="P11"/>
      <text:p text:style-name="P11"/>
      <text:p text:style-name="P11"><text:tab/>| IF '(' expression ')' statement ELSE statement {</text:p>
      <text:p text:style-name="P11"><text:tab/><text:tab/><text:tab/><text:tab/><text:tab/><text:tab/><text:tab/><text:tab/> <text:tab/>if($3 <text:s/>)</text:p>
      <text:p text:style-name="P11"><text:soft-page-break/><text:tab/><text:tab/><text:tab/><text:tab/><text:tab/><text:tab/><text:tab/><text:tab/><text:tab/>{</text:p>
      <text:p text:style-name="P11"><text:tab/><text:tab/><text:tab/><text:tab/><text:tab/><text:tab/><text:tab/><text:tab/><text:tab/><text:tab/>if_flag = 0;</text:p>
      <text:p text:style-name="P11"><text:tab/><text:tab/><text:tab/><text:tab/><text:tab/><text:tab/><text:tab/><text:tab/><text:tab/><text:tab/>if_else_flag = 0;</text:p>
      <text:p text:style-name="P11"><text:tab/><text:tab/><text:tab/><text:tab/><text:tab/><text:tab/><text:tab/><text:tab/><text:tab/><text:tab/>//printf("\nonly else if true and value: %d",$3);</text:p>
      <text:p text:style-name="P11"><text:tab/><text:tab/><text:tab/><text:tab/><text:tab/><text:tab/><text:tab/><text:tab/><text:tab/><text:tab/>printf("\nvalue of expression in IF: %d\n",$5);</text:p>
      <text:p text:style-name="P11"><text:tab/><text:tab/><text:tab/><text:tab/><text:tab/><text:tab/><text:tab/><text:tab/><text:tab/><text:tab/>check = 1;</text:p>
      <text:p text:style-name="P11"><text:tab/><text:tab/><text:tab/><text:tab/><text:tab/><text:tab/><text:tab/><text:tab/><text:tab/>}</text:p>
      <text:p text:style-name="P11"><text:tab/><text:tab/><text:tab/><text:tab/><text:tab/><text:tab/><text:tab/><text:tab/><text:tab/>else</text:p>
      <text:p text:style-name="P11"><text:tab/><text:tab/><text:tab/><text:tab/><text:tab/><text:tab/><text:tab/><text:tab/><text:tab/>{<text:tab/></text:p>
      <text:p text:style-name="P11"><text:tab/><text:tab/><text:tab/><text:tab/><text:tab/><text:tab/><text:tab/><text:tab/><text:tab/><text:tab/>if(if_else_flag == 1)</text:p>
      <text:p text:style-name="P11"><text:tab/><text:tab/><text:tab/><text:tab/><text:tab/><text:tab/><text:tab/><text:tab/><text:tab/><text:tab/>{</text:p>
      <text:p text:style-name="P11"><text:tab/><text:tab/><text:tab/><text:tab/><text:tab/><text:tab/><text:tab/><text:tab/><text:tab/><text:tab/><text:tab/>check = 1;</text:p>
      <text:p text:style-name="P11"><text:tab/><text:tab/><text:tab/><text:tab/><text:tab/><text:tab/><text:tab/><text:tab/><text:tab/><text:tab/><text:tab/>if_flag = 0;</text:p>
      <text:p text:style-name="P11"><text:tab/><text:tab/><text:tab/><text:tab/><text:tab/><text:tab/><text:tab/><text:tab/><text:tab/><text:tab/><text:tab/>if_else_flag = 0;</text:p>
      <text:p text:style-name="P11"><text:tab/><text:tab/><text:tab/><text:tab/><text:tab/><text:tab/><text:tab/><text:tab/><text:tab/><text:tab/><text:tab/>//printf("\nonly else else true");</text:p>
      <text:p text:style-name="P11"><text:tab/><text:tab/><text:tab/><text:tab/><text:tab/><text:tab/><text:tab/><text:tab/><text:tab/><text:tab/><text:tab/>printf("\nvalue of expression in ELSE: %d\n",$7);</text:p>
      <text:p text:style-name="P11"><text:tab/><text:tab/><text:tab/><text:tab/><text:tab/><text:tab/><text:tab/><text:tab/><text:tab/><text:tab/>}</text:p>
      <text:p text:style-name="P11"><text:tab/><text:tab/><text:tab/><text:tab/><text:tab/><text:tab/><text:tab/><text:tab/><text:tab/>}</text:p>
      <text:p text:style-name="P11"><text:tab/><text:tab/><text:tab/><text:tab/><text:tab/><text:tab/><text:tab/><text:tab/> <text:s text:c="2"/>}</text:p>
      <text:p text:style-name="P11"/>
      <text:p text:style-name="P11">;</text:p>
      <text:p text:style-name="P11"><text:tab/></text:p>
      <text:p text:style-name="P11"><text:tab/>| LOOP '('check')' <text:s/>'{' dowork1 '}' </text:p>
      <text:p text:style-name="P11"><text:tab/> <text:s text:c="3"/><text:tab/><text:tab/><text:tab/></text:p>
      <text:p text:style-name="P11"><text:tab/> <text:s text:c="3"/><text:tab/><text:tab/><text:tab/>{</text:p>
      <text:p text:style-name="P11"><text:tab/> <text:s text:c="3"/><text:tab/><text:tab/><text:tab/></text:p>
      <text:p text:style-name="P11"><text:tab/> <text:s text:c="3"/><text:tab/><text:tab/><text:tab/><text:tab/>if ( c2 ==-1 )</text:p>
      <text:p text:style-name="P11"><text:tab/> <text:s text:c="3"/><text:tab/><text:tab/><text:tab/><text:tab/>{</text:p>
      <text:p text:style-name="P11"><text:tab/> <text:s text:c="3"/><text:tab/><text:tab/><text:tab/><text:tab/><text:tab/>//printf("%d <text:s/>\n",sym[c1]) ;</text:p>
      <text:p text:style-name="P11"><text:tab/> <text:s text:c="3"/><text:tab/><text:tab/><text:tab/><text:tab/><text:tab/>while (sym[c1])</text:p>
      <text:p text:style-name="P11"><text:tab/> <text:s text:c="3"/><text:tab/><text:tab/><text:tab/><text:tab/><text:tab/>{</text:p>
      <text:p text:style-name="P11"><text:tab/> <text:s text:c="3"/><text:tab/><text:tab/><text:tab/><text:tab/><text:tab/></text:p>
      <text:p text:style-name="P11"><text:soft-page-break/><text:tab/> <text:s text:c="3"/><text:tab/><text:tab/><text:tab/><text:tab/><text:tab/><text:tab/>kaj() ;<text:tab/></text:p>
      <text:p text:style-name="P11"><text:tab/> <text:s text:c="3"/><text:tab/><text:tab/><text:tab/><text:tab/><text:tab/><text:tab/></text:p>
      <text:p text:style-name="P11"><text:tab/> <text:s text:c="3"/><text:tab/><text:tab/><text:tab/><text:tab/><text:tab/>}</text:p>
      <text:p text:style-name="P11"><text:tab/> <text:s text:c="3"/><text:tab/><text:tab/><text:tab/><text:tab/><text:tab/></text:p>
      <text:p text:style-name="P11"><text:tab/> <text:s text:c="3"/><text:tab/><text:tab/><text:tab/><text:tab/>}</text:p>
      <text:p text:style-name="P11"><text:tab/> <text:s text:c="3"/><text:tab/><text:tab/><text:tab/></text:p>
      <text:p text:style-name="P11"><text:tab/> <text:s text:c="3"/><text:tab/><text:tab/><text:tab/></text:p>
      <text:p text:style-name="P11"><text:tab/> <text:s text:c="3"/><text:tab/><text:tab/><text:tab/><text:tab/>if (op==1)</text:p>
      <text:p text:style-name="P11"><text:tab/> <text:s text:c="3"/><text:tab/><text:tab/><text:tab/><text:tab/>{</text:p>
      <text:p text:style-name="P11"><text:tab/> <text:s text:c="3"/><text:tab/><text:tab/><text:tab/><text:tab/><text:tab/>//printf("%d <text:s/>%d\n",sym[c1],c2) ;</text:p>
      <text:p text:style-name="P11"><text:tab/> <text:s text:c="3"/><text:tab/><text:tab/><text:tab/><text:tab/><text:tab/>while(sym[c1]&lt;c2)</text:p>
      <text:p text:style-name="P11"><text:tab/> <text:s text:c="3"/><text:tab/><text:tab/><text:tab/><text:tab/><text:tab/>{</text:p>
      <text:p text:style-name="P11"><text:tab/> <text:s text:c="3"/><text:tab/><text:tab/><text:tab/><text:tab/><text:tab/></text:p>
      <text:p text:style-name="P11"><text:tab/> <text:s text:c="3"/><text:tab/><text:tab/><text:tab/><text:tab/><text:tab/><text:tab/>kaj() ;<text:tab/></text:p>
      <text:p text:style-name="P11"><text:tab/> <text:s text:c="3"/><text:tab/><text:tab/><text:tab/><text:tab/><text:tab/><text:tab/></text:p>
      <text:p text:style-name="P11"><text:tab/> <text:s text:c="3"/><text:tab/><text:tab/><text:tab/><text:tab/><text:tab/>}</text:p>
      <text:p text:style-name="P11"><text:tab/> <text:s text:c="3"/><text:tab/><text:tab/><text:tab/><text:tab/><text:tab/><text:tab/></text:p>
      <text:p text:style-name="P11"><text:tab/> <text:s text:c="3"/><text:tab/><text:tab/><text:tab/><text:tab/>}</text:p>
      <text:p text:style-name="P11"><text:tab/> <text:s text:c="3"/><text:tab/><text:tab/><text:tab/><text:tab/></text:p>
      <text:p text:style-name="P11"><text:tab/> <text:s text:c="3"/><text:tab/><text:tab/><text:tab/><text:tab/></text:p>
      <text:p text:style-name="P11"><text:tab/> <text:s text:c="3"/><text:tab/><text:tab/><text:tab/><text:tab/>if (op==2)</text:p>
      <text:p text:style-name="P11"><text:tab/> <text:s text:c="3"/><text:tab/><text:tab/><text:tab/><text:tab/>{</text:p>
      <text:p text:style-name="P11"><text:tab/> <text:s text:c="3"/><text:tab/><text:tab/><text:tab/><text:tab/><text:tab/></text:p>
      <text:p text:style-name="P11"><text:tab/> <text:s text:c="3"/><text:tab/><text:tab/><text:tab/><text:tab/><text:tab/>//printf(" %d <text:s/>%d ",sym[c1],c2);</text:p>
      <text:p text:style-name="P11"><text:tab/> <text:s text:c="3"/><text:tab/><text:tab/><text:tab/><text:tab/><text:tab/></text:p>
      <text:p text:style-name="P11"><text:tab/> <text:s text:c="3"/><text:tab/><text:tab/><text:tab/><text:tab/><text:tab/>while(sym[c1] &gt; c2 <text:s/>)</text:p>
      <text:p text:style-name="P11"><text:tab/> <text:s text:c="3"/><text:tab/><text:tab/><text:tab/><text:tab/><text:tab/>{</text:p>
      <text:p text:style-name="P11"><text:tab/> <text:s text:c="3"/><text:tab/><text:tab/><text:tab/><text:tab/><text:tab/></text:p>
      <text:p text:style-name="P11"><text:tab/> <text:s text:c="3"/><text:tab/><text:tab/><text:tab/><text:tab/><text:tab/><text:tab/>kaj() ;</text:p>
      <text:p text:style-name="P11"><text:tab/> <text:s text:c="3"/><text:tab/><text:tab/><text:tab/><text:tab/><text:tab/></text:p>
      <text:p text:style-name="P11"><text:tab/> <text:s text:c="3"/><text:tab/><text:tab/><text:tab/><text:tab/><text:tab/>}</text:p>
      <text:p text:style-name="P11"><text:tab/> <text:s text:c="3"/><text:tab/><text:tab/><text:tab/><text:tab/><text:tab/></text:p>
      <text:p text:style-name="P11"><text:tab/> <text:s text:c="3"/><text:tab/><text:tab/><text:tab/><text:tab/>}</text:p>
      <text:p text:style-name="P11"><text:tab/> <text:s text:c="3"/><text:tab/><text:tab/><text:tab/><text:tab/></text:p>
      <text:p text:style-name="P11"><text:tab/> <text:s text:c="3"/><text:tab/><text:tab/><text:tab/><text:tab/>if (op==3)</text:p>
      <text:p text:style-name="P11"><text:tab/> <text:s text:c="3"/><text:tab/><text:tab/><text:tab/><text:tab/>{</text:p>
      <text:p text:style-name="P11"><text:soft-page-break/><text:tab/> <text:s text:c="3"/><text:tab/><text:tab/><text:tab/><text:tab/><text:tab/></text:p>
      <text:p text:style-name="P11"><text:tab/> <text:s text:c="3"/><text:tab/><text:tab/><text:tab/><text:tab/><text:tab/>//printf("%d <text:s/>%d\n",sym[c1],c2) ;</text:p>
      <text:p text:style-name="P11"><text:tab/> <text:s text:c="3"/><text:tab/><text:tab/><text:tab/><text:tab/><text:tab/>while(sym[c1] == c2)</text:p>
      <text:p text:style-name="P11"><text:tab/> <text:s text:c="3"/><text:tab/><text:tab/><text:tab/><text:tab/><text:tab/>{</text:p>
      <text:p text:style-name="P11"><text:tab/> <text:s text:c="3"/><text:tab/><text:tab/><text:tab/><text:tab/><text:tab/></text:p>
      <text:p text:style-name="P11"><text:tab/> <text:s text:c="3"/><text:tab/><text:tab/><text:tab/><text:tab/><text:tab/><text:tab/>kaj() ;</text:p>
      <text:p text:style-name="P11"><text:tab/> <text:s text:c="3"/><text:tab/><text:tab/><text:tab/><text:tab/><text:tab/></text:p>
      <text:p text:style-name="P11"><text:tab/> <text:s text:c="3"/><text:tab/><text:tab/><text:tab/><text:tab/><text:tab/>}</text:p>
      <text:p text:style-name="P11"><text:tab/> <text:s text:c="3"/><text:tab/><text:tab/><text:tab/><text:tab/><text:tab/></text:p>
      <text:p text:style-name="P11"><text:tab/> <text:s text:c="3"/><text:tab/><text:tab/><text:tab/><text:tab/>}</text:p>
      <text:p text:style-name="P11"><text:tab/> <text:s text:c="3"/><text:tab/><text:tab/><text:tab/></text:p>
      <text:p text:style-name="P11"><text:tab/> <text:s text:c="2"/><text:tab/><text:tab/><text:tab/> }</text:p>
      <text:p text:style-name="P11"><text:tab/><text:tab/><text:tab/><text:tab/><text:tab/><text:tab/><text:tab/><text:tab/> <text:tab/></text:p>
      <text:p text:style-name="P11"><text:tab/><text:tab/><text:tab/><text:tab/><text:tab/><text:tab/><text:tab/></text:p>
      <text:p text:style-name="P11"><text:tab/>;</text:p>
      <text:p text:style-name="P11"><text:tab/><text:tab/><text:tab/><text:tab/><text:tab/><text:tab/><text:tab/><text:tab/><text:tab/><text:tab/> <text:s text:c="2"/></text:p>
      <text:p text:style-name="P11"/>
      <text:p text:style-name="P11"/>
      <text:p text:style-name="P11"><text:tab/>| '{' statement_list '}'<text:tab/>{ $$ = $2; }</text:p>
      <text:p text:style-name="P11"><text:tab/>;</text:p>
      <text:p text:style-name="P11"/>
      <text:p text:style-name="P11"/>
      <text:p text:style-name="P11">dowork1 : VAR '=' VAR '+' NUM ';' <text:s/>{</text:p>
      <text:p text:style-name="P11"><text:tab/><text:tab/><text:tab/><text:tab/><text:tab/>op1 = $1 <text:tab/>;</text:p>
      <text:p text:style-name="P11"><text:tab/><text:tab/><text:tab/><text:tab/><text:tab/>op2 = $3 <text:tab/>;</text:p>
      <text:p text:style-name="P11"><text:tab/><text:tab/><text:tab/><text:tab/><text:tab/>op3 = $5<text:tab/>;</text:p>
      <text:p text:style-name="P11"><text:tab/><text:tab/><text:tab/><text:tab/><text:tab/>operator = 1 <text:s text:c="3"/>;</text:p>
      <text:p text:style-name="P11"><text:tab/><text:tab/><text:tab/><text:tab/><text:tab/></text:p>
      <text:p text:style-name="P11"><text:tab/><text:tab/><text:tab/><text:tab/>}</text:p>
      <text:p text:style-name="P11"><text:tab/></text:p>
      <text:p text:style-name="P11"><text:tab/></text:p>
      <text:p text:style-name="P11"><text:tab/>| VAR '=' VAR '-' NUM ';' {</text:p>
      <text:p text:style-name="P11"><text:tab/><text:tab/><text:tab/><text:tab/></text:p>
      <text:p text:style-name="P11"><text:tab/><text:tab/><text:tab/><text:tab/><text:tab/>op1 = $1 <text:tab/>;</text:p>
      <text:p text:style-name="P11"><text:tab/><text:tab/><text:tab/><text:tab/><text:tab/>op2 = $3 <text:tab/>;</text:p>
      <text:p text:style-name="P11"><text:tab/><text:tab/><text:tab/><text:tab/><text:tab/>op3 = $5<text:tab/>;</text:p>
      <text:p text:style-name="P11"><text:soft-page-break/><text:tab/><text:tab/><text:tab/><text:tab/><text:tab/>operator = 2 <text:s text:c="3"/>;</text:p>
      <text:p text:style-name="P11"><text:tab/><text:tab/><text:tab/><text:tab/><text:tab/></text:p>
      <text:p text:style-name="P11"><text:tab/><text:tab/><text:tab/><text:tab/>}</text:p>
      <text:p text:style-name="P11"><text:tab/></text:p>
      <text:p text:style-name="P11"><text:tab/></text:p>
      <text:p text:style-name="P11"><text:tab/>| VAR '=' VAR '*' NUM <text:s/>';'{</text:p>
      <text:p text:style-name="P11"><text:tab/><text:tab/><text:tab/><text:tab/></text:p>
      <text:p text:style-name="P11"><text:tab/><text:tab/><text:tab/><text:tab/><text:tab/>op1 = $1 <text:tab/>;</text:p>
      <text:p text:style-name="P11"><text:tab/><text:tab/><text:tab/><text:tab/><text:tab/>op2 = $3 <text:tab/>;</text:p>
      <text:p text:style-name="P11"><text:tab/><text:tab/><text:tab/><text:tab/><text:tab/>op3 = $5<text:tab/>;</text:p>
      <text:p text:style-name="P11"><text:tab/><text:tab/><text:tab/><text:tab/><text:tab/>operator = 3 <text:s text:c="3"/>;</text:p>
      <text:p text:style-name="P11"><text:tab/><text:tab/><text:tab/><text:tab/>}</text:p>
      <text:p text:style-name="P11"><text:tab/></text:p>
      <text:p text:style-name="P11"><text:tab/></text:p>
      <text:p text:style-name="P11"><text:tab/></text:p>
      <text:p text:style-name="P11"><text:tab/>| VAR '=' VAR '/' NUM ';'{</text:p>
      <text:p text:style-name="P11"><text:tab/><text:tab/><text:tab/><text:tab/></text:p>
      <text:p text:style-name="P11"><text:tab/><text:tab/><text:tab/><text:tab/><text:tab/>op1 = $1 <text:tab/>;</text:p>
      <text:p text:style-name="P11"><text:tab/><text:tab/><text:tab/><text:tab/><text:tab/>op2 = $3 <text:tab/>;</text:p>
      <text:p text:style-name="P11"><text:tab/><text:tab/><text:tab/><text:tab/><text:tab/>op3 = $5<text:tab/>;</text:p>
      <text:p text:style-name="P11"><text:tab/><text:tab/><text:tab/><text:tab/><text:tab/>operator = 4 <text:s text:c="3"/>;</text:p>
      <text:p text:style-name="P11"><text:tab/><text:tab/><text:tab/><text:tab/>}</text:p>
      <text:p text:style-name="P11"/>
      <text:p text:style-name="P11">;</text:p>
      <text:p text:style-name="P11"/>
      <text:p text:style-name="P11"/>
      <text:p text:style-name="P11"/>
      <text:p text:style-name="P11">dowork : <text:s text:c="3"/>VAR '=' VAR '+' NUM ';' <text:s/>{</text:p>
      <text:p text:style-name="P11"><text:tab/><text:tab/><text:tab/><text:tab/><text:tab/>sop1[s] = $1 <text:tab/>;</text:p>
      <text:p text:style-name="P11"><text:tab/><text:tab/><text:tab/><text:tab/><text:tab/>sop2[s] = $3 <text:tab/>;</text:p>
      <text:p text:style-name="P11"><text:tab/><text:tab/><text:tab/><text:tab/><text:tab/>sop3[s] = $5<text:tab/>;</text:p>
      <text:p text:style-name="P11"><text:tab/><text:tab/><text:tab/><text:tab/><text:tab/>soperator[s] = 1 <text:s text:c="3"/>;</text:p>
      <text:p text:style-name="P11"><text:tab/><text:tab/><text:tab/><text:tab/><text:tab/>s++ ;</text:p>
      <text:p text:style-name="P11"><text:tab/><text:tab/><text:tab/><text:tab/>}</text:p>
      <text:p text:style-name="P11"><text:tab/></text:p>
      <text:p text:style-name="P11"><text:tab/></text:p>
      <text:p text:style-name="P11"><text:soft-page-break/><text:tab/>| VAR '=' VAR '-' NUM ';' {</text:p>
      <text:p text:style-name="P11"><text:tab/><text:tab/><text:tab/><text:tab/></text:p>
      <text:p text:style-name="P11"><text:tab/><text:tab/><text:tab/><text:tab/><text:tab/>sop1[s] = $1 <text:tab/>;</text:p>
      <text:p text:style-name="P11"><text:tab/><text:tab/><text:tab/><text:tab/><text:tab/>sop2[s] = $3 <text:tab/>;</text:p>
      <text:p text:style-name="P11"><text:tab/><text:tab/><text:tab/><text:tab/><text:tab/>sop3[s] = $5<text:tab/>;</text:p>
      <text:p text:style-name="P11"><text:tab/><text:tab/><text:tab/><text:tab/><text:tab/>soperator[s] = 2 <text:s text:c="3"/>;</text:p>
      <text:p text:style-name="P11"><text:tab/><text:tab/><text:tab/><text:tab/><text:tab/>s++ ;</text:p>
      <text:p text:style-name="P11"><text:tab/><text:tab/><text:tab/><text:tab/><text:tab/></text:p>
      <text:p text:style-name="P11"><text:tab/><text:tab/><text:tab/><text:tab/>}</text:p>
      <text:p text:style-name="P11"><text:tab/></text:p>
      <text:p text:style-name="P11"><text:tab/></text:p>
      <text:p text:style-name="P11"><text:tab/>| VAR '=' VAR '*' NUM <text:s/>';'{</text:p>
      <text:p text:style-name="P11"><text:tab/><text:tab/><text:tab/><text:tab/></text:p>
      <text:p text:style-name="P11"><text:tab/><text:tab/><text:tab/><text:tab/><text:tab/>sop1[s] = $1 <text:tab/>;</text:p>
      <text:p text:style-name="P11"><text:tab/><text:tab/><text:tab/><text:tab/><text:tab/>sop2[s] = $3 <text:tab/>;</text:p>
      <text:p text:style-name="P11"><text:tab/><text:tab/><text:tab/><text:tab/><text:tab/>sop3[s] = $5<text:tab/>;</text:p>
      <text:p text:style-name="P11"><text:tab/><text:tab/><text:tab/><text:tab/><text:tab/>soperator[s] = 3 <text:s text:c="3"/>;</text:p>
      <text:p text:style-name="P11"><text:tab/><text:tab/><text:tab/><text:tab/><text:tab/>s++ ;</text:p>
      <text:p text:style-name="P11"><text:tab/><text:tab/><text:tab/><text:tab/>}</text:p>
      <text:p text:style-name="P11"><text:tab/></text:p>
      <text:p text:style-name="P11"><text:tab/></text:p>
      <text:p text:style-name="P11"><text:tab/>| VAR '=' VAR '/' NUM ';'{</text:p>
      <text:p text:style-name="P11"><text:tab/><text:tab/><text:tab/><text:tab/></text:p>
      <text:p text:style-name="P11"><text:tab/><text:tab/><text:tab/><text:tab/><text:tab/>sop1[s] = $1 <text:tab/>;</text:p>
      <text:p text:style-name="P11"><text:tab/><text:tab/><text:tab/><text:tab/><text:tab/>sop2[s] = $3 <text:tab/>;</text:p>
      <text:p text:style-name="P11"><text:tab/><text:tab/><text:tab/><text:tab/><text:tab/>sop3[s] = $5<text:tab/>;</text:p>
      <text:p text:style-name="P11"><text:tab/><text:tab/><text:tab/><text:tab/><text:tab/>soperator[s] = 4 <text:s text:c="3"/>;</text:p>
      <text:p text:style-name="P11"><text:tab/><text:tab/><text:tab/><text:tab/><text:tab/>s++ ;</text:p>
      <text:p text:style-name="P11"><text:tab/><text:tab/><text:tab/><text:tab/>}</text:p>
      <text:p text:style-name="P11"/>
      <text:p text:style-name="P11">;</text:p>
      <text:p text:style-name="P11"/>
      <text:p text:style-name="P11"/>
      <text:p text:style-name="P11"/>
      <text:p text:style-name="P11">check : <text:tab/>VAR</text:p>
      <text:p text:style-name="P11">{</text:p>
      <text:p text:style-name="P11"><text:soft-page-break/><text:tab/>c1= $1;</text:p>
      <text:p text:style-name="P11"><text:tab/>c2= -1;</text:p>
      <text:p text:style-name="P11"><text:tab/>//printf("only var");</text:p>
      <text:p text:style-name="P11">}</text:p>
      <text:p text:style-name="P11"/>
      <text:p text:style-name="P11"/>
      <text:p text:style-name="P11"/>
      <text:p text:style-name="P11">| VAR '&lt;' NUM</text:p>
      <text:p text:style-name="P11">{</text:p>
      <text:p text:style-name="P11"><text:tab/>c1= $1;</text:p>
      <text:p text:style-name="P11"><text:tab/>c2= $3;</text:p>
      <text:p text:style-name="P11"><text:tab/>op= 1;</text:p>
      <text:p text:style-name="P11"><text:tab/>//printf("var &lt; num");</text:p>
      <text:p text:style-name="P11">}</text:p>
      <text:p text:style-name="P11"/>
      <text:p text:style-name="P11"/>
      <text:p text:style-name="P11"/>
      <text:p text:style-name="P11"/>
      <text:p text:style-name="P11">| VAR '&gt;' NUM</text:p>
      <text:p text:style-name="P11">{</text:p>
      <text:p text:style-name="P11"><text:tab/>c1=$1;</text:p>
      <text:p text:style-name="P11"><text:tab/>c2=$3;</text:p>
      <text:p text:style-name="P11"><text:tab/>op=2;</text:p>
      <text:p text:style-name="P11"><text:tab/>//printf("var &gt; num");</text:p>
      <text:p text:style-name="P11">}</text:p>
      <text:p text:style-name="P11"/>
      <text:p text:style-name="P11"/>
      <text:p text:style-name="P11"/>
      <text:p text:style-name="P11">| VAR '=''=' NUM</text:p>
      <text:p text:style-name="P11">{</text:p>
      <text:p text:style-name="P11"><text:tab/>c1=$1;</text:p>
      <text:p text:style-name="P11"><text:tab/>c2=$3;</text:p>
      <text:p text:style-name="P11"><text:tab/>op=4;</text:p>
      <text:p text:style-name="P11"><text:tab/>//printf("var == num");</text:p>
      <text:p text:style-name="P11">}</text:p>
      <text:p text:style-name="P11"/>
      <text:p text:style-name="P11"><text:soft-page-break/><text:tab/>;</text:p>
      <text:p text:style-name="P11"><text:tab/><text:tab/> </text:p>
      <text:p text:style-name="P11"/>
      <text:p text:style-name="P11"/>
      <text:p text:style-name="P11"><text:tab/><text:tab/> </text:p>
      <text:p text:style-name="P11">declartion: TYPE ID1<text:tab/><text:tab/><text:tab/><text:tab/></text:p>
      <text:p text:style-name="P11"><text:s text:c="10"/>;</text:p>
      <text:p text:style-name="P11"/>
      <text:p text:style-name="P11"/>
      <text:p text:style-name="P11">TYPE : INT<text:tab/><text:tab/><text:tab/><text:tab/><text:tab/><text:tab/><text:tab/>//{printf("int\n");}</text:p>
      <text:p text:style-name="P11"><text:s text:c="5"/>| FLOAT<text:tab/><text:tab/><text:tab/><text:tab/><text:tab/><text:tab/><text:tab/>//{printf("flt\n");}</text:p>
      <text:p text:style-name="P11"><text:s text:c="5"/>| CHAR<text:tab/><text:tab/><text:tab/><text:tab/><text:tab/><text:tab/><text:tab/>//{printf("char\n");}</text:p>
      <text:p text:style-name="P11"><text:s text:c="5"/>;</text:p>
      <text:p text:style-name="P11"/>
      <text:p text:style-name="P11">ID1: <text:tab/>ID1 ',' expression { <text:s/></text:p>
      <text:p text:style-name="P11"><text:s text:c="23"/>if (freq[$3]==0) freq[$3]++;</text:p>
      <text:p text:style-name="P11"><text:s text:c="23"/>else printf("declaration error "); </text:p>
      <text:p text:style-name="P11"><text:tab/> <text:s text:c="16"/>}</text:p>
      <text:p text:style-name="P11"><text:s text:c="3"/><text:tab/></text:p>
      <text:p text:style-name="P11"><text:tab/>| expression <text:s text:c="2"/>{</text:p>
      <text:p text:style-name="P11"><text:s text:c="18"/>if (freq[$1]==0) freq[$1]++;</text:p>
      <text:p text:style-name="P11"><text:s text:c="18"/>else printf("declaration error "); </text:p>
      <text:p text:style-name="P11"><text:tab/> <text:s text:c="11"/></text:p>
      <text:p text:style-name="P11"><text:tab/> <text:s text:c="11"/>}</text:p>
      <text:p text:style-name="P11"><text:s text:c="3"/>;</text:p>
      <text:p text:style-name="P11"><text:tab/></text:p>
      <text:p text:style-name="P11"><text:tab/></text:p>
      <text:p text:style-name="P11">statement_list: statement_list statement<text:tab/><text:tab/>//{printf("inside if or else up\n");}</text:p>
      <text:p text:style-name="P11"/>
      <text:p text:style-name="P11"><text:tab/><text:tab/>|statement<text:tab/><text:tab/></text:p>
      <text:p text:style-name="P11"><text:tab/><text:tab/><text:tab/><text:tab/>{ $$ = $1; <text:s text:c="2"/>// printf("inside if or else down\n");</text:p>
      <text:p text:style-name="P11"><text:tab/><text:tab/><text:tab/><text:tab/> }</text:p>
      <text:p text:style-name="P11"><text:tab/><text:tab/>;</text:p>
      <text:p text:style-name="P11"/>
      <text:p text:style-name="P11"/>
      <text:p text:style-name="P11"><text:soft-page-break/>expression: <text:tab/>NUM<text:tab/><text:tab/><text:tab/><text:tab/>{ $$ = $1; <text:tab/>}</text:p>
      <text:p text:style-name="P11"/>
      <text:p text:style-name="P11"><text:tab/><text:tab/>| VAR<text:tab/><text:tab/><text:tab/><text:tab/>{ $$ = sym[$1]; //printf("e:var %d \n",$1);</text:p>
      <text:p text:style-name="P11"><text:tab/><text:tab/><text:tab/><text:tab/><text:tab/><text:tab/>}</text:p>
      <text:p text:style-name="P11"/>
      <text:p text:style-name="P11"><text:tab/><text:tab/>| VAR '=' expression <text:tab/><text:tab/>{ </text:p>
      <text:p text:style-name="P11"><text:tab/><text:tab/><text:tab/><text:tab/><text:tab/><text:tab/><text:tab/>$$ = $3 ; </text:p>
      <text:p text:style-name="P11"><text:tab/><text:tab/><text:tab/><text:tab/><text:tab/><text:tab/><text:tab/>sym[$1] = $3; </text:p>
      <text:p text:style-name="P11"><text:tab/><text:tab/><text:tab/><text:tab/><text:tab/><text:tab/><text:tab/>//printf("Value of the variable: %d sem \t\n",$3);</text:p>
      <text:p text:style-name="P11"><text:tab/><text:tab/><text:tab/><text:tab/><text:tab/><text:tab/>}</text:p>
      <text:p text:style-name="P11"/>
      <text:p text:style-name="P11"><text:tab/><text:tab/>| expression '+' expression<text:tab/>{ $$ = $1 + $3; }</text:p>
      <text:p text:style-name="P11"/>
      <text:p text:style-name="P11"><text:tab/><text:tab/>| expression '-' expression<text:tab/>{ $$ = $1 - $3; }</text:p>
      <text:p text:style-name="P11"/>
      <text:p text:style-name="P11"><text:tab/><text:tab/>| expression '*' expression<text:tab/>{ $$ = $1 * $3; }</text:p>
      <text:p text:style-name="P11"/>
      <text:p text:style-name="P11"><text:tab/><text:tab/>| expression '/' expression<text:tab/>{ <text:tab/>if($3) </text:p>
      <text:p text:style-name="P11"><text:tab/><text:tab/><text:tab/><text:tab/> <text:s/><text:tab/><text:tab/>{</text:p>
      <text:p text:style-name="P11"><text:tab/><text:tab/><text:tab/><text:tab/> <text:s text:c="4"/><text:tab/><text:tab/><text:tab/>$$ = $1 / $3;</text:p>
      <text:p text:style-name="P11"><text:tab/><text:tab/><text:tab/><text:tab/> <text:s/><text:tab/><text:tab/>}</text:p>
      <text:p text:style-name="P11"><text:tab/><text:tab/><text:tab/><text:tab/> <text:s/><text:tab/><text:tab/>else</text:p>
      <text:p text:style-name="P11"><text:tab/><text:tab/><text:tab/><text:tab/> <text:s/><text:tab/><text:tab/>{</text:p>
      <text:p text:style-name="P11"><text:tab/><text:tab/><text:tab/><text:tab/><text:tab/><text:tab/><text:tab/>$$ = 0;</text:p>
      <text:p text:style-name="P11"><text:tab/><text:tab/><text:tab/><text:tab/><text:tab/><text:tab/><text:tab/>printf("\ndivision by zero\t");</text:p>
      <text:p text:style-name="P11"><text:tab/><text:tab/><text:tab/><text:tab/> <text:s/><text:tab/><text:tab/>} <text:tab/></text:p>
      <text:p text:style-name="P11"><text:tab/><text:tab/><text:tab/><text:tab/> <text:s text:c="3"/><text:tab/>}</text:p>
      <text:p text:style-name="P11"/>
      <text:p text:style-name="P11"><text:tab/><text:tab/>| expression '&lt;' expression<text:tab/>{ $$ = $1 &lt; $3 <text:s/>;} </text:p>
      <text:p text:style-name="P11"/>
      <text:p text:style-name="P11"><text:tab/><text:tab/>| expression '&gt;' expression<text:tab/>{ $$ = $1 &gt; $3 <text:s/>;}</text:p>
      <text:p text:style-name="P11"/>
      <text:p text:style-name="P11"><text:tab/><text:tab/>| '(' expression ')'<text:tab/><text:tab/>{ $$ = $2<text:tab/>;}</text:p>
      <text:p text:style-name="P11"><text:tab/><text:tab/>;</text:p>
      <text:p text:style-name="P11"><text:soft-page-break/><text:tab/><text:tab/></text:p>
      <text:p text:style-name="P11"/>
      <text:p text:style-name="P11">kajkor : kaj kajkor <text:tab/><text:tab/> <text:s text:c="5"/>{</text:p>
      <text:p text:style-name="P11"><text:tab/><text:tab/><text:tab/><text:tab/><text:tab/><text:tab/><text:tab/><text:tab/><text:tab/>}</text:p>
      <text:p text:style-name="P11"><text:tab/>| DEFAULT ':' dowork {</text:p>
      <text:p text:style-name="P11"><text:tab/><text:tab/></text:p>
      <text:p text:style-name="P11"><text:tab/><text:tab/><text:tab/>//printf("in default\n");</text:p>
      <text:p text:style-name="P11"><text:tab/><text:tab/><text:tab/></text:p>
      <text:p text:style-name="P11"><text:tab/>}</text:p>
      <text:p text:style-name="P11"><text:tab/>;</text:p>
      <text:p text:style-name="P11"/>
      <text:p text:style-name="P11"/>
      <text:p text:style-name="P11"/>
      <text:p text:style-name="P11">kaj : CASE NUM ':' <text:s/>dowork <text:s/>{</text:p>
      <text:p text:style-name="P11"><text:tab/><text:tab/><text:tab/><text:tab/><text:tab/>casevalue[p] = $2 ;</text:p>
      <text:p text:style-name="P11"><text:tab/><text:tab/><text:tab/><text:tab/><text:tab/></text:p>
      <text:p text:style-name="P11"><text:tab/><text:tab/><text:tab/><text:tab/><text:tab/>p++ ;<text:tab/><text:tab/><text:tab/><text:tab/><text:tab/><text:tab/></text:p>
      <text:p text:style-name="P11"><text:tab/><text:tab/><text:tab/>}</text:p>
      <text:p text:style-name="P11"><text:tab/><text:tab/>;<text:tab/><text:tab/><text:tab/></text:p>
      <text:p text:style-name="P11"><text:tab/><text:tab/></text:p>
      <text:p text:style-name="P11">%%</text:p>
      <text:p text:style-name="P11"/>
      <text:p text:style-name="P11">int yywrap()</text:p>
      <text:p text:style-name="P11">{</text:p>
      <text:p text:style-name="P11">return 1;</text:p>
      <text:p text:style-name="P11">}</text:p>
      <text:p text:style-name="P11"/>
      <text:p text:style-name="P11"/>
      <text:p text:style-name="P11"/>
      <text:p text:style-name="P11">yyerror(char *s){</text:p>
      <text:p text:style-name="P11"><text:tab/>printf( "%s\n", s);</text:p>
      <text:p text:style-name="P11">}</text:p>
      <text:p text:style-name="P3"/>
      <text:p text:style-name="P3"/>
      <text:p text:style-name="P3"/>
      <text:p text:style-name="P9">OUTPUT FILE :</text:p>
      <text:p text:style-name="P9"/>
      <text:p text:style-name="P4"><text:soft-page-break/></text:p>
      <text:p text:style-name="P4">value of expression in IF: 408</text:p>
      <text:p text:style-name="P4"/>
      <text:p text:style-name="P4">value of expression in ELSE: 10</text:p>
      <text:p text:style-name="P4">result of evaluation is : <text:s/>20</text:p>
      <text:p text:style-name="P4">result is : 9</text:p>
      <text:p text:style-name="P4">result is : 8</text:p>
      <text:p text:style-name="P4">result is : 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9T11:43:24.755675671</meta:creation-date>
    <dc:date>2017-01-09T13:06:31.807923788</dc:date>
    <meta:editing-duration>PT19M29S</meta:editing-duration>
    <meta:editing-cycles>7</meta:editing-cycles>
    <meta:generator>LibreOffice/5.1.4.2$Linux_X86_64 LibreOffice_project/10m0$Build-2</meta:generator>
    <meta:document-statistic meta:table-count="0" meta:image-count="0" meta:object-count="0" meta:page-count="19" meta:paragraph-count="511" meta:word-count="1244" meta:character-count="8481" meta:non-whitespace-character-count="5151"/>
  </office:meta>
</office:document-meta>
</file>